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iteEndedAction.dispatch( TestRunListener listener ,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ispatcher.dispatchEvent( TestRunEvent ev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unStoppedAction.dispatch( TestRunListener listener ,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ispatcher.register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Dispatcher.removeListener( TestRu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dedAction.dispatch( TestRunListener listener ,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EndedAction.dispatch( TestRunListener listener ,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ispatcher.registerAction( int id , Event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tartedAction.dispatch( TestRunListener listener ,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iteStartedAction.dispatch( TestRunListener listener ,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rrorAction.dispatch( TestRunListener listener ,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StartedAction.dispatch( TestRunListener listener ,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ailureAction.dispatch( TestRunListener listener ,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ispatcher.addListener( TestRu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